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461d8" officeooo:paragraph-rsid="0004d2f0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9776e" officeooo:paragraph-rsid="0009776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4pt" officeooo:rsid="000461d8" officeooo:paragraph-rsid="0004d2f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62108" officeooo:paragraph-rsid="00062108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9190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fa89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1806f" officeooo:paragraph-rsid="0011806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5a04b6" officeooo:paragraph-rsid="005a04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7696fd" officeooo:paragraph-rsid="007696f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785b3a" officeooo:paragraph-rsid="00785b3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8d33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d852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3f5a86" officeooo:paragraph-rsid="00479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785b3a" officeooo:paragraph-rsid="00785b3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4243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62e0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8d33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5370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8665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4e0e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6337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7a3f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b0ed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b923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c410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5a04b6" officeooo:paragraph-rsid="005a04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23b7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5332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d0b4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237b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970d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fb5e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bold" officeooo:rsid="00785b3a" officeooo:paragraph-rsid="00785b3a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officeooo:rsid="007f0453" officeooo:paragraph-rsid="007f045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color="#c9211e" fo:font-size="14pt" fo:font-style="normal" fo:font-weight="bold" officeooo:rsid="00a4749c" officeooo:paragraph-rsid="00a4749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4d2f0"/>
    </style:style>
    <style:style style:name="T2" style:family="text">
      <style:text-properties officeooo:rsid="000b673f"/>
    </style:style>
    <style:style style:name="T3" style:family="text">
      <style:text-properties officeooo:rsid="0012c2e1"/>
    </style:style>
    <style:style style:name="T4" style:family="text">
      <style:text-properties fo:font-weight="bold" officeooo:rsid="0018d33a" style:font-weight-asian="bold" style:font-weight-complex="bold"/>
    </style:style>
    <style:style style:name="T5" style:family="text">
      <style:text-properties fo:font-weight="bold" officeooo:rsid="001c3b0d" style:font-weight-asian="bold" style:font-weight-complex="bold"/>
    </style:style>
    <style:style style:name="T6" style:family="text">
      <style:text-properties officeooo:rsid="00237361"/>
    </style:style>
    <style:style style:name="T7" style:family="text">
      <style:text-properties officeooo:rsid="002d22be"/>
    </style:style>
    <style:style style:name="T8" style:family="text">
      <style:text-properties officeooo:rsid="002d64e3"/>
    </style:style>
    <style:style style:name="T9" style:family="text">
      <style:text-properties officeooo:rsid="002f8655"/>
    </style:style>
    <style:style style:name="T10" style:family="text">
      <style:text-properties officeooo:rsid="002fa0a9"/>
    </style:style>
    <style:style style:name="T11" style:family="text">
      <style:text-properties officeooo:rsid="00329ccf"/>
    </style:style>
    <style:style style:name="T12" style:family="text">
      <style:text-properties officeooo:rsid="0034e0e8"/>
    </style:style>
    <style:style style:name="T13" style:family="text">
      <style:text-properties fo:font-size="12pt" officeooo:rsid="0018d33a" style:font-size-asian="10.5pt" style:font-size-complex="12pt"/>
    </style:style>
    <style:style style:name="T14" style:family="text">
      <style:text-properties fo:font-size="12pt" officeooo:rsid="00406e4a" style:font-size-asian="10.5pt" style:font-size-complex="12pt"/>
    </style:style>
    <style:style style:name="T15" style:family="text">
      <style:text-properties fo:font-size="12pt" officeooo:rsid="0040d751" style:font-size-asian="10.5pt" style:font-size-complex="12pt"/>
    </style:style>
    <style:style style:name="T16" style:family="text">
      <style:text-properties fo:font-size="12pt" officeooo:rsid="00433882" style:font-size-asian="10.5pt" style:font-size-complex="12pt"/>
    </style:style>
    <style:style style:name="T17" style:family="text">
      <style:text-properties fo:font-size="12pt" officeooo:rsid="0044a21f" style:font-size-asian="10.5pt" style:font-size-complex="12pt"/>
    </style:style>
    <style:style style:name="T18" style:family="text">
      <style:text-properties fo:font-size="12pt" officeooo:rsid="004596af" style:font-size-asian="10.5pt" style:font-size-complex="12pt"/>
    </style:style>
    <style:style style:name="T19" style:family="text">
      <style:text-properties fo:font-size="12pt" officeooo:rsid="0045e683" style:font-size-asian="10.5pt" style:font-size-complex="12pt"/>
    </style:style>
    <style:style style:name="T20" style:family="text">
      <style:text-properties officeooo:rsid="0037a3f7"/>
    </style:style>
    <style:style style:name="T21" style:family="text">
      <style:text-properties officeooo:rsid="004da3ee"/>
    </style:style>
    <style:style style:name="T22" style:family="text">
      <style:text-properties officeooo:rsid="005aedbb"/>
    </style:style>
    <style:style style:name="T23" style:family="text">
      <style:text-properties officeooo:rsid="0060afd4"/>
    </style:style>
    <style:style style:name="T24" style:family="text">
      <style:text-properties officeooo:rsid="006242d4"/>
    </style:style>
    <style:style style:name="T25" style:family="text">
      <style:text-properties officeooo:rsid="00643262"/>
    </style:style>
    <style:style style:name="T26" style:family="text">
      <style:text-properties officeooo:rsid="00677182"/>
    </style:style>
    <style:style style:name="T27" style:family="text">
      <style:text-properties officeooo:rsid="006b6473"/>
    </style:style>
    <style:style style:name="T28" style:family="text">
      <style:text-properties officeooo:rsid="006c7259"/>
    </style:style>
    <style:style style:name="T29" style:family="text">
      <style:text-properties officeooo:rsid="00701954"/>
    </style:style>
    <style:style style:name="T30" style:family="text">
      <style:text-properties officeooo:rsid="00781a40"/>
    </style:style>
    <style:style style:name="T31" style:family="text">
      <style:text-properties officeooo:rsid="007a6238"/>
    </style:style>
    <style:style style:name="T32" style:family="text">
      <style:text-properties officeooo:rsid="007bc27f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83403b"/>
    </style:style>
    <style:style style:name="T35" style:family="text">
      <style:text-properties officeooo:rsid="00853323"/>
    </style:style>
    <style:style style:name="T36" style:family="text">
      <style:text-properties officeooo:rsid="008a88f7"/>
    </style:style>
    <style:style style:name="T37" style:family="text">
      <style:text-properties officeooo:rsid="008ea150"/>
    </style:style>
    <style:style style:name="T38" style:family="text">
      <style:text-properties officeooo:rsid="0093ce81"/>
    </style:style>
    <style:style style:name="T39" style:family="text">
      <style:text-properties officeooo:rsid="009f0eeb"/>
    </style:style>
    <style:style style:name="T40" style:family="text">
      <style:text-properties officeooo:rsid="00a49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jet PROG5 – Éditeur de liens</text:p>
      <text:p text:style-name="P4"/>
      <text:p text:style-name="P5">Compte-Rendu</text:p>
      <text:p text:style-name="P5"/>
      <text:p text:style-name="P35"><text:span text:style-name="T33">Groupe n°13 :</text:span> </text:p>
      <text:p text:style-name="P2"><text:span text:style-name="T1">BAH Mamadou Lamine, BAH Amadou Labbo, MUSHINGA Dan,</text:span></text:p>
      <text:p text:style-name="P3">HAFID Mohamed, <text:span text:style-name="T2">BELAID Mohamed, BELAID Aman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I . Mode d’emploi</text:p>
      <text:p text:style-name="P8"/>
      <text:p text:style-name="P16">Afin d’exécuter le code <text:span text:style-name="T3">fourni il faut :</text:span></text:p>
      <text:p text:style-name="P17"><text:span text:style-name="T3"><text:tab/><text:tab/><text:tab/><text:tab/><text:tab/><text:tab/> - se mettre dans le répertoire principale </text:span></text:p>
      <text:p text:style-name="P18"><text:span text:style-name="T3"><text:tab/><text:tab/><text:tab/><text:tab/><text:tab/><text:tab/> - </text:span></text:p>
      <text:p text:style-name="P12"/>
      <text:p text:style-name="P12"/>
      <text:p text:style-name="P13"><text:span text:style-name="T4">II . </text:span><text:span text:style-name="T5">Structure du code</text:span></text:p>
      <text:p text:style-name="P13"><text:span text:style-name="T5"/></text:p>
      <text:p text:style-name="P19">Pour implémenter le programme nous avons choisi de mettre dans un fichier différent chaque étape <text:span text:style-name="T6">avec un fichier main les regroupant tous :</text:span></text:p>
      <text:p text:style-name="P20"/>
      <text:p text:style-name="P21"><text:span text:style-name="T20">Étape 1:<text:tab/></text:span></text:p>
      <text:p text:style-name="P21"><text:span text:style-name="T12"><text:tab/>- Elf_header.c pour la récupération des entêtes</text:span></text:p>
      <text:p text:style-name="P20"><text:span text:style-name="T6"><text:tab/>- print_head.c pour l’affichage des entêtes </text:span></text:p>
      <text:p text:style-name="P22"/>
      <text:p text:style-name="P23"><text:span text:style-name="T20">Étape 2 : </text:span></text:p>
      <text:p text:style-name="P22"><text:tab/>- <text:span text:style-name="T7">Elf_symbole.c pour la récupération des tables de symboles</text:span></text:p>
      <text:p text:style-name="P20"><text:tab/>- <text:span text:style-name="T8">print_symbole.c pour l’affichage des tables de symboles</text:span></text:p>
      <text:p text:style-name="P24"/>
      <text:p text:style-name="P24"><text:span text:style-name="T20">Étape 3 : </text:span></text:p>
      <text:p text:style-name="P20"><text:tab/>- <text:span text:style-name="T9">print_content_section.c pour l’affichage du contenu d’une section</text:span></text:p>
      <text:p text:style-name="P20"/>
      <text:p text:style-name="P25"><text:span text:style-name="T20">Étape 4 :</text:span></text:p>
      <text:p text:style-name="P20"><text:tab/>- <text:span text:style-name="T11">section_header.c pour la récupération et l’affichage des tables de sections</text:span></text:p>
      <text:p text:style-name="P20"/>
      <text:p text:style-name="P26"><text:span text:style-name="T20">Étape 5 :</text:span></text:p>
      <text:p text:style-name="P20"><text:tab/>- <text:span text:style-name="T10">reloc_table.c pour la récupération et l’affichage des tables de ré-implémentations</text:span></text:p>
      <text:p text:style-name="P13"><text:span text:style-name="T4"/></text:p>
      <text:p text:style-name="P14"><text:span text:style-name="T4"><text:tab/></text:span><text:span text:style-name="T13">- </text:span><text:span text:style-name="T14">readelf </text:span><text:span text:style-name="T15">est l’exécutable de toute la phase 1 : </text:span></text:p>
      <text:p text:style-name="P14"><text:span text:style-name="T15"><text:tab/><text:tab/>./</text:span><text:span text:style-name="T16">readelf </text:span><text:span text:style-name="T17">&lt;option&gt; </text:span><text:span text:style-name="T18">Exemples_</text:span><text:span text:style-name="T19">loaders/&lt;un des fichiers exemples fournis&gt;</text:span><text:span text:style-name="T15"> </text:span></text:p>
      <text:p text:style-name="P6"/>
      <text:p text:style-name="P7">Avec ‘option’ représentant <text:span text:style-name="T21">celles présentées dans le sujet : - r pour la table des ré-implémentations, </text:span></text:p>
      <text:p text:style-name="P7"><text:span text:style-name="T21">-s pour la table des symboles, -S pour la table des sections, -h pour l’entêtes.</text:span></text:p>
      <text:p text:style-name="P7"/>
      <text:p text:style-name="P7"/>
      <text:p text:style-name="P9">III . <text:span text:style-name="T22">Fonctions implémentées et problèmes éventuels</text:span></text:p>
      <text:p text:style-name="P9"/>
      <text:p text:style-name="P27">- <text:span text:style-name="T23">Affichage de l’en-têtes </text:span></text:p>
      <text:p text:style-name="P27">- <text:span text:style-name="T24">Affichage de la table des symboles</text:span></text:p>
      <text:p text:style-name="P27">- <text:span text:style-name="T25">Affichage du contenu d’une section</text:span></text:p>
      <text:p text:style-name="P27">- <text:span text:style-name="T26">Affichage de la tables des sections</text:span></text:p>
      <text:p text:style-name="P27">- <text:span text:style-name="T26">Affichage de la table des ré-implémentations</text:span></text:p>
      <text:p text:style-name="P27"/>
      <text:p text:style-name="P27">- <text:span text:style-name="T27">Fusion et renumérotations des sections</text:span></text:p>
      <text:p text:style-name="P27">- <text:span text:style-name="T28">Fusion et renumérotations des symboles</text:span></text:p>
      <text:p text:style-name="P27">- <text:span text:style-name="T29">Fusion et correction de la table des ré-implémentations</text:span></text:p>
      <text:p text:style-name="P27"/>
      <text:p text:style-name="P27">- <text:span text:style-name="T31">Production du format ELF</text:span></text:p>
      <text:p text:style-name="P10"><text:soft-page-break/></text:p>
      <text:p text:style-name="P10">IV . <text:span text:style-name="T30">Tests</text:span></text:p>
      <text:p text:style-name="P10"/>
      <text:p text:style-name="P10"/>
      <text:p text:style-name="P36">A <text:span text:style-name="T40">COMPLÉTER</text:span> </text:p>
      <text:p text:style-name="P10"/>
      <text:p text:style-name="P10"/>
      <text:p text:style-name="P10"/>
      <text:p text:style-name="P11">V . <text:s/><text:span text:style-name="T32">Journal</text:span></text:p>
      <text:p text:style-name="P15"/>
      <text:p text:style-name="P28">- du 13/12/2019 au 16/12/2019 : <text:s/>étape 1 par BAH Amadou et BAH Mamadou</text:p>
      <text:p text:style-name="P29"><text:tab/><text:tab/><text:tab/><text:tab/> <text:s text:c="5"/><text:span text:style-name="T34">étape 2 par BELAID Mohamed et BELAID Amani </text:span></text:p>
      <text:p text:style-name="P29"><text:tab/><text:tab/><text:tab/><text:tab/> <text:s text:c="5"/><text:span text:style-name="T35">étape 3 par MUSHINGA</text:span> <text:span text:style-name="T36">Dan et HAFID Mohamed</text:span></text:p>
      <text:p text:style-name="P30"><text:tab/><text:tab/><text:tab/><text:tab/> <text:s text:c="5"/></text:p>
      <text:p text:style-name="P30"><text:span text:style-name="T36">- du 17/12/2019 au 18/12/2019 : <text:s/>étape 4 par BAH Amadou et BAH Mamadou</text:span></text:p>
      <text:p text:style-name="P32"><text:span text:style-name="T38"><text:tab/><text:tab/><text:tab/><text:tab/> <text:s text:c="5"/>tests sur les étapes 1,2 et 4 par BAH Amadou et BAH Mamadou</text:span></text:p>
      <text:p text:style-name="P32"><text:span text:style-name="T38"><text:tab/><text:tab/><text:tab/><text:tab/> <text:s text:c="5"/>tests sur l’étape 3 par MUSHINGA Dan et HAFID Mohamed </text:span></text:p>
      <text:p text:style-name="P29"><text:tab/><text:tab/><text:tab/><text:tab/> <text:s text:c="5"/></text:p>
      <text:p text:style-name="P31">- <text:span text:style-name="T37">du 17/12/2019 au 20/12/2019 : étape 5 par BELAID Mohamed et BELAID Amani</text:span></text:p>
      <text:p text:style-name="P31"/>
      <text:p text:style-name="P33">- <text:span text:style-name="T39">du 06/01/2020 au 09/01/2020 : <text:s/>étape 6 par HAFID Mohamed et MUSHINGA Dan</text:span></text:p>
      <text:p text:style-name="P33"><text:span text:style-name="T39"><text:tab/><text:tab/><text:tab/><text:tab/> <text:s text:c="5"/>étape 7 par BAH Mamadou et BAH Amadou</text:span></text:p>
      <text:p text:style-name="P33"><text:span text:style-name="T39"><text:tab/><text:tab/><text:tab/><text:tab/> <text:s text:c="5"/>étape 8 par BELAID Mohamed et BELAID Amani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8:42:17.278000000</meta:creation-date>
    <dc:date>2020-01-08T15:16:51.023000000</dc:date>
    <meta:editing-duration>PT6H33M13S</meta:editing-duration>
    <meta:editing-cycles>160</meta:editing-cycles>
    <meta:generator>LibreOffice/6.2.7.1$Windows_x86 LibreOffice_project/23edc44b61b830b7d749943e020e96f5a7df63bf</meta:generator>
    <meta:document-statistic meta:table-count="0" meta:image-count="0" meta:object-count="0" meta:page-count="3" meta:paragraph-count="52" meta:word-count="376" meta:character-count="2295" meta:non-whitespace-character-count="1846"/>
  </office:meta>
</office:document-meta>
</file>